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1052" officeooo:paragraph-rsid="0021105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char" svg:x="-0.0425in" svg:y="0.0189in" svg:width="6.2984in" svg:height="6.833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text:s/></text:p>
      <text:p text:style-name="Standard"/>
      <text:p text:style-name="P1"><draw:frame draw:style-name="fr1" draw:name="Object2" text:anchor-type="char" svg:x="-0.0319in" svg:y="0.0291in" svg:width="6.2984in" svg:height="6.833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1:45:05.777806879</meta:creation-date>
    <dc:date>2020-10-24T22:37:54.202465888</dc:date>
    <meta:editing-duration>PT17M23S</meta:editing-duration>
    <meta:editing-cycles>2</meta:editing-cycles>
    <meta:generator>LibreOffice/6.4.6.2$Linux_X86_64 LibreOffice_project/40$Build-2</meta:generator>
    <meta:document-statistic meta:table-count="0" meta:image-count="0" meta:object-count="2" meta:page-count="2" meta:paragraph-count="1" meta:word-count="0" meta:character-count="1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7.358cm" xlink:href="." xlink:type="simple" chart:class="chart:bar" chart:style-name="ch1">
        <chart:title svg:x="5.402cm" svg:y="0.483cm" chart:style-name="ch2">
          <text:p>Huffman time efficiencies</text:p>
        </chart:title>
        <chart:subtitle svg:x="5.905cm" svg:y="1.609cm" chart:style-name="ch3">
          <text:p>With System.arraycopy</text:p>
        </chart:subtitle>
        <chart:legend chart:legend-position="end" svg:x="13.573cm" svg:y="8.111cm" style:legend-expansion="custom" chartooo:width="2.424cm" chartooo:height="1.096cm" style:legend-expansion-aspect-ratio="2.21167883211679" chart:style-name="ch4"/>
        <chart:plot-area chart:style-name="ch5" chart:data-source-has-labels="both" svg:x="2.07cm" svg:y="3.919cm" svg:width="11.556cm" svg:height="9.146cm">
          <chartooo:coordinate-region svg:x="3.247cm" svg:y="4.118cm" svg:width="10.379cm" svg:height="8.3cm"/>
          <chart:axis chart:dimension="x" chart:name="primary-x" chart:style-name="ch6" chartooo:axis-type="auto">
            <chartooo:date-scale/>
            <chart:title svg:x="6.719cm" svg:y="13.412cm" chart:style-name="ch7">
              <text:p>file size (bytes)</text:p>
            </chart:title>
            <chart:categories table:cell-range-address="local-table.$A$2:.$A$5"/>
            <chart:grid chart:style-name="ch8" chart:class="minor"/>
          </chart:axis>
          <chart:axis chart:dimension="y" chart:name="primary-y" chart:style-name="ch9">
            <chart:title svg:x="1.191cm" svg:y="9.661cm" chart:style-name="ch10">
              <text:p>speed (ns/byte)</text:p>
            </chart:title>
            <chart:grid chart:style-name="ch11" chart:class="major"/>
            <chart:grid chart:style-name="ch8" chart:class="minor"/>
          </chart:axis>
          <chart:series chart:style-name="ch12" chart:values-cell-range-address="local-table.$B$2:.$B$5" chart:label-cell-address="local-table.$B$1" chart:class="chart:bar">
            <chart:data-point chart:repeated="4"/>
          </chart:series>
          <chart:series chart:style-name="ch13" chart:values-cell-range-address="local-table.$C$2:.$C$5" chart:label-cell-address="local-table.$C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</text:p>
              </table:table-cell>
              <table:table-cell office:value-type="string">
                <text:p>decompress</text:p>
              </table:table-cell>
            </table:table-row>
          </table:table-header-rows>
          <table:table-rows>
            <table:table-row>
              <table:table-cell office:value-type="string">
                <text:p>1006</text:p>
              </table:table-cell>
              <table:table-cell office:value-type="float" office:value="1949">
                <text:p>194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036</text:p>
              </table:table-cell>
              <table:table-cell office:value-type="float" office:value="117">
                <text:p>11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0326</text:p>
              </table:table-cell>
              <table:table-cell office:value-type="float" office:value="74">
                <text:p>7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67737</text:p>
              </table:table-cell>
              <table:table-cell office:value-type="float" office:value="41">
                <text:p>41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7.358cm" xlink:href="." xlink:type="simple" chart:class="chart:bar" chart:style-name="ch1">
        <chart:title svg:x="5.402cm" svg:y="0.483cm" chart:style-name="ch2">
          <text:p>Huffman time efficiencies</text:p>
        </chart:title>
        <chart:subtitle svg:x="5.204cm" svg:y="1.609cm" chart:style-name="ch3">
          <text:p>With ArrayCopy.copyByteArray</text:p>
        </chart:subtitle>
        <chart:legend chart:legend-position="end" svg:x="13.573cm" svg:y="8.111cm" style:legend-expansion="custom" chartooo:width="2.424cm" chartooo:height="1.096cm" style:legend-expansion-aspect-ratio="2.21167883211679" chart:style-name="ch4"/>
        <chart:plot-area chart:style-name="ch5" chart:data-source-has-labels="both" svg:x="2.07cm" svg:y="3.919cm" svg:width="11.556cm" svg:height="9.146cm">
          <chartooo:coordinate-region svg:x="3.247cm" svg:y="4.118cm" svg:width="10.379cm" svg:height="8.3cm"/>
          <chart:axis chart:dimension="x" chart:name="primary-x" chart:style-name="ch6" chartooo:axis-type="auto">
            <chartooo:date-scale/>
            <chart:title svg:x="6.719cm" svg:y="13.412cm" chart:style-name="ch7">
              <text:p>file size (bytes)</text:p>
            </chart:title>
            <chart:categories table:cell-range-address="local-table.$A$2:.$A$5"/>
            <chart:grid chart:style-name="ch8" chart:class="minor"/>
          </chart:axis>
          <chart:axis chart:dimension="y" chart:name="primary-y" chart:style-name="ch9">
            <chart:title svg:x="1.191cm" svg:y="9.661cm" chart:style-name="ch10">
              <text:p>speed (ns/byte)</text:p>
            </chart:title>
            <chart:grid chart:style-name="ch11" chart:class="major"/>
            <chart:grid chart:style-name="ch8" chart:class="minor"/>
          </chart:axis>
          <chart:series chart:style-name="ch12" chart:values-cell-range-address="local-table.$B$2:.$B$5" chart:label-cell-address="local-table.$B$1" chart:class="chart:bar">
            <chart:data-point chart:repeated="4"/>
          </chart:series>
          <chart:series chart:style-name="ch13" chart:values-cell-range-address="local-table.$C$2:.$C$5" chart:label-cell-address="local-table.$C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</text:p>
              </table:table-cell>
              <table:table-cell office:value-type="string">
                <text:p>decompress</text:p>
              </table:table-cell>
            </table:table-row>
          </table:table-header-rows>
          <table:table-rows>
            <table:table-row>
              <table:table-cell office:value-type="string">
                <text:p>1006</text:p>
              </table:table-cell>
              <table:table-cell office:value-type="float" office:value="2218">
                <text:p>2218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10036</text:p>
              </table:table-cell>
              <table:table-cell office:value-type="float" office:value="116">
                <text:p>1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326</text:p>
              </table:table-cell>
              <table:table-cell office:value-type="float" office:value="82">
                <text:p>8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67737</text:p>
              </table:table-cell>
              <table:table-cell office:value-type="float" office:value="47">
                <text:p>47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